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c22e" officeooo:paragraph-rsid="001ec22e"/>
    </style:style>
    <style:style style:name="P2" style:family="paragraph" style:parent-style-name="Standard">
      <style:text-properties fo:font-variant="normal" fo:text-transform="none" fo:color="#000000" style:font-name="monospace" fo:font-size="9.75pt" fo:letter-spacing="normal" fo:font-style="normal" fo:font-weight="normal" officeooo:rsid="001ec22e" officeooo:paragraph-rsid="001ec22e"/>
    </style:style>
    <style:style style:name="P3" style:family="paragraph" style:parent-style-name="Standard">
      <style:text-properties fo:font-variant="normal" fo:text-transform="none" fo:color="#000000" style:font-name="monospace" fo:font-size="9.75pt" fo:letter-spacing="normal" fo:font-style="normal" fo:font-weight="normal" officeooo:rsid="0020b6cd" officeooo:paragraph-rsid="0020b6cd"/>
    </style:style>
    <style:style style:name="P4" style:family="paragraph" style:parent-style-name="Standard">
      <style:text-properties fo:font-variant="normal" fo:text-transform="none" fo:color="#000000" style:font-name="monospace" fo:font-size="14pt" fo:letter-spacing="normal" fo:font-style="normal" fo:font-weight="normal" officeooo:rsid="0020b6cd" officeooo:paragraph-rsid="0020b6cd" style:font-size-asian="14pt" style:font-size-complex="14pt"/>
    </style:style>
    <style:style style:name="P5" style:family="paragraph" style:parent-style-name="Standard">
      <style:text-properties fo:font-size="14pt" officeooo:rsid="001ec22e" officeooo:paragraph-rsid="001ec22e" style:font-size-asian="14pt" style:font-size-complex="14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9.75pt" fo:letter-spacing="normal" fo:font-style="normal" fo:font-weight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9.75pt" fo:letter-spacing="normal" fo:font-style="normal" fo:font-weight="normal"/>
    </style:style>
    <style:style style:name="P8" style:family="paragraph" style:parent-style-name="Standard">
      <style:text-properties fo:font-variant="normal" fo:text-transform="none" fo:color="#000000" style:font-name="monospace" fo:font-size="9.75pt" fo:letter-spacing="normal" fo:font-style="normal" fo:font-weight="normal" officeooo:rsid="0020b6cd" officeooo:paragraph-rsid="0020b6cd"/>
    </style:style>
    <style:style style:name="P9" style:family="paragraph" style:parent-style-name="Standard">
      <style:text-properties fo:font-variant="normal" fo:text-transform="none" fo:color="#000000" style:font-name="monospace" fo:font-size="9.75pt" fo:letter-spacing="normal" fo:font-style="normal" fo:font-weight="normal" officeooo:rsid="001ec22e" officeooo:paragraph-rsid="001ec22e"/>
    </style:style>
    <style:style style:name="P10" style:family="paragraph" style:parent-style-name="Standard">
      <style:text-properties fo:font-variant="normal" fo:text-transform="none" fo:color="#000000" style:font-name="monospace" fo:font-size="9.75pt" fo:letter-spacing="normal" fo:font-style="normal" fo:font-weight="normal" officeooo:rsid="001ec22e" officeooo:paragraph-rsid="0020b6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cv tool</text:p>
      <text:p text:style-name="P1"/>
      <text:p text:style-name="P5">27</text:p>
      <text:p text:style-name="P1"/>
      <text:p text:style-name="P2">&lt;data0&gt;1096.1705583519306&lt;/data0&gt;</text:p>
      <text:p text:style-name="P6">&lt;data1&gt;0.0&lt;/data1&gt;</text:p>
      <text:p text:style-name="P6">&lt;data2&gt;545.2510124071435&lt;/data2&gt;</text:p>
      <text:p text:style-name="P6">&lt;data3&gt;0.0&lt;/data3&gt;</text:p>
      <text:p text:style-name="P6">&lt;data4&gt;1085.8552415119639&lt;/data4&gt;</text:p>
      <text:p text:style-name="P6">&lt;data5&gt;716.0477383078737&lt;/data5&gt;</text:p>
      <text:p text:style-name="P6">&lt;data6&gt;0.0&lt;/data6&gt;</text:p>
      <text:p text:style-name="P6">&lt;data7&gt;0.0&lt;/data7&gt;</text:p>
      <text:p text:style-name="P6">&lt;data8&gt;1.0&lt;/data8&gt;</text:p>
      <text:p text:style-name="P2"/>
      <text:p text:style-name="P2"/>
      <text:p text:style-name="P2">&lt;data0&gt;0.14394321730747256&lt;/data0&gt;</text:p>
      <text:p text:style-name="P6">&lt;data1&gt;-0.3127353489526309&lt;/data1&gt;</text:p>
      <text:p text:style-name="P6">&lt;data2&gt;-0.0009548122762191579&lt;/data2&gt;</text:p>
      <text:p text:style-name="P6">&lt;data3&gt;-4.457501096968175e-05&lt;/data3&gt;</text:p>
      <text:p text:style-name="P6">&lt;data4&gt;0.31236816545054813&lt;/data4&gt;</text:p>
      <text:p text:style-name="P2"/>
      <text:p text:style-name="P2"/>
      <text:p text:style-name="P2"/>
      <text:p text:style-name="P2"/>
      <text:p text:style-name="P4">80</text:p>
      <text:p text:style-name="P3"/>
      <text:p text:style-name="P3">&lt;data0&gt;1095.0406126871947&lt;/data0&gt;</text:p>
      <text:p text:style-name="P6">&lt;data1&gt;0.0&lt;/data1&gt;</text:p>
      <text:p text:style-name="P6">&lt;data2&gt;542.6142013721148&lt;/data2&gt;</text:p>
      <text:p text:style-name="P6">&lt;data3&gt;0.0&lt;/data3&gt;</text:p>
      <text:p text:style-name="P6">&lt;data4&gt;1082.5693725735061&lt;/data4&gt;</text:p>
      <text:p text:style-name="P6">&lt;data5&gt;716.7550159298887&lt;/data5&gt;</text:p>
      <text:p text:style-name="P6">&lt;data6&gt;0.0&lt;/data6&gt;</text:p>
      <text:p text:style-name="P6">&lt;data7&gt;0.0&lt;/data7&gt;</text:p>
      <text:p text:style-name="P6">&lt;data8&gt;1.0&lt;/data8&gt;</text:p>
      <text:p text:style-name="P3"/>
      <text:p text:style-name="P3"/>
      <text:p text:style-name="P3"/>
      <text:p text:style-name="P3">&lt;data0&gt;0.010530416111009843&lt;/data0&gt;</text:p>
      <text:p text:style-name="P6">&lt;data1&gt;0.19444004124343964&lt;/data1&gt;</text:p>
      <text:p text:style-name="P6">&lt;data2&gt;-0.007896828006352193&lt;/data2&gt;</text:p>
      <text:p text:style-name="P6">&lt;data3&gt;0.004092039390062183&lt;/data3&gt;</text:p>
      <text:p text:style-name="P6">&lt;data4&gt;-0.43261030505318643&lt;/data4&gt;</text:p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3T15:12:13.027640544</meta:creation-date>
    <dc:date>2021-08-05T14:41:54.021162509</dc:date>
    <meta:editing-duration>PT6M5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1" meta:word-count="32" meta:character-count="806" meta:non-whitespace-character-count="805"/>
  </office:meta>
</office:document-meta>
</file>